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8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BALC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AMOS CHAMBE, AMED YUTI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9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AMOS CHAMBE, AMED YUTI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5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/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ACL-1157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/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/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8T21:02:56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